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ahoma" svg:font-family="Tahoma" style:font-family-generic="swiss"/>
    <style:font-face style:name="Tahoma1" svg:font-family="Tahoma" style:font-family-generic="system" style:font-pitch="variable"/>
    <style:font-face style:name="Times New Roman" svg:font-family="'Times New Roman'" style:font-family-generic="roman"/>
  </office:font-face-decls>
  <office:automatic-styles>
    <style:style style:name="P1" style:family="paragraph" style:parent-style-name="Standard">
      <style:paragraph-properties fo:margin-left="0cm" fo:margin-right="0cm" fo:line-height="150%" fo:text-indent="0cm" style:auto-text-indent="false"/>
      <style:text-properties officeooo:paragraph-rsid="001d346e"/>
    </style:style>
    <style:style style:name="P2" style:family="paragraph" style:parent-style-name="Standard">
      <style:paragraph-properties fo:margin-left="0cm" fo:margin-right="0cm" fo:line-height="150%" fo:text-indent="0cm" style:auto-text-indent="false"/>
      <style:text-properties officeooo:paragraph-rsid="001d346e"/>
    </style:style>
    <style:style style:name="P3" style:family="paragraph" style:parent-style-name="Standard">
      <style:paragraph-properties fo:line-height="150%"/>
      <style:text-properties officeooo:paragraph-rsid="0022e2b1"/>
    </style:style>
    <style:style style:name="P4" style:family="paragraph" style:parent-style-name="Standard">
      <style:paragraph-properties fo:line-height="150%"/>
      <style:text-properties officeooo:paragraph-rsid="0024c914"/>
    </style:style>
    <style:style style:name="P5" style:family="paragraph" style:parent-style-name="Standard">
      <style:paragraph-properties fo:line-height="150%"/>
      <style:text-properties officeooo:paragraph-rsid="00261bfb"/>
    </style:style>
    <style:style style:name="P6" style:family="paragraph" style:parent-style-name="Standard">
      <style:paragraph-properties fo:margin-left="0cm" fo:margin-right="0cm" fo:line-height="150%" fo:text-indent="0cm" style:auto-text-indent="false"/>
      <style:text-properties officeooo:paragraph-rsid="002814cd"/>
    </style:style>
    <style:style style:name="P7" style:family="paragraph" style:parent-style-name="Standard">
      <style:paragraph-properties fo:line-height="150%"/>
      <style:text-properties officeooo:rsid="00210b4d" officeooo:paragraph-rsid="00210b4d"/>
    </style:style>
    <style:style style:name="T1" style:family="text">
      <style:text-properties officeooo:rsid="0022e2b1"/>
    </style:style>
    <style:style style:name="T2" style:family="text">
      <style:text-properties officeooo:rsid="0023cbbf"/>
    </style:style>
    <style:style style:name="T3" style:family="text">
      <style:text-properties officeooo:rsid="0024c914"/>
    </style:style>
    <style:style style:name="T4" style:family="text">
      <style:text-properties officeooo:rsid="00252285"/>
    </style:style>
    <style:style style:name="T5" style:family="text">
      <style:text-properties officeooo:rsid="00261bfb"/>
    </style:style>
    <style:style style:name="T6" style:family="text">
      <style:text-properties officeooo:rsid="002814cd"/>
    </style:style>
    <style:style style:name="T7" style:family="text">
      <style:text-properties officeooo:rsid="00284df7"/>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aludos!<text:line-break/><text:line-break/>Este es el correo destinado entregar el documento de reporte para esta quincena. Tengo presente, el reporte del mes de mayo, lo enviaré tan pronto lo tenga terminado. <text:s/><text:line-break/><text:line-break/>¡Retomando el objetivo del correo! <text:line-break/><text:line-break/>He trabajado en la organización de los proyectos y reportes. De forma que yo pueda incorporar enlaces en los documentos y se pueda visualizarlos, trabajos de forma instantánea en el navegador. De esa forma puedo ahorrar tiempo y agilizar los procesos. Por conveniencia, de esa forma yo no tendría que invertir tiempo reescribiendo en forma de documento lo que ya he escrito en forma de instrucciones en lenguajes de programación. El tiempo en reescribir y enviar documentos puede ser invertido en trabajar con la documentación y otras actividades. <text:line-break/><text:line-break/>Es importante que se tenga acceso a estos repositorios, ya que contienen datos privilegiados e importantes. <text:s text:c="2"/><text:line-break/><text:line-break/>Estos son los repositorios privados.<text:line-break/><text:line-break/>El repositorio llamado “carlosjimenez” contiene contraseñas y datos relevantes relacionados con los servidores web y cuentas para el acceso a los servicios y otros asuntos valiosos. La invitación fue enviada al siguiente correo electrónico carlosjimenez@yeespr.net<text:line-break/><text:line-break/>Enlace al repositorio aquí: https://github.com/caleman9791/carlosjimenez/invitations<text:line-break/><text:line-break/>El repositorio llamado “appdiagramap” contiene todo lo relacionado con la aplicación de evaluaciones mediante diagramas. La invitación fue enviada al siguiente correo electrónico carlosjimenez@yeespr.net Enlace al repositorio aquí: https://github.com/caleman9791/appdiagramap/invitations<text:line-break/><text:line-break/><text:line-break/>El repositorio llamado “rosaleecordova” contiene reportes de trabajos para fines de nómina. Por lo que contiene documentos necesarios para los reportes laborales. La invitación fue enviada a los siguientes correos electrónicos carlosjimenez@yeespr.net, rosaleecordova@yeespr.net Enlace al repositorio aquí: https://github.com/caleman9791/rosaleecordova/invitation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ahoma" svg:font-family="Tahoma" style:font-family-generic="swiss"/>
    <style:font-face style:name="Tahoma1" svg:font-family="Tahoma" style:font-family-generic="system" style:font-pitch="variable"/>
    <style:font-face style:name="Times New Roman" svg:font-family="'Times New Roman'" style:font-family-generic="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s" fo:country="ES" style:letter-kerning="true" style:font-name-asian="NSimSun" style:font-size-asian="10.5pt" style:language-asian="zh" style:country-asian="CN" style:font-name-complex="Tahoma1" style:font-size-complex="12pt" style:language-complex="zxx" style:country-complex="none"/>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Times New Roman" fo:font-size="12pt" fo:language="es" fo:country="ES" style:letter-kerning="true" style:font-name-asian="NSimSun" style:font-size-asian="10.5pt" style:language-asian="zh" style:country-asian="CN" style:font-name-complex="Tahoma1" style:font-size-complex="12pt" style:language-complex="zxx" style:country-complex="none"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Times New Roman" fo:font-family="'Times New Roman'" style:font-family-generic="roman" fo:font-size="14pt" style:font-name-asian="Microsoft YaHei" style:font-family-asian="'Microsoft YaHei'"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Times New Roman" fo:font-family="'Times New Roman'" style:font-family-generic="roman" style:font-size-asian="12pt" style:font-name-complex="Tahoma" style:font-family-complex="Tahoma"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Times New Roman" fo:font-family="'Times New Roman'" style:font-family-generic="roman" fo:font-size="12pt" fo:font-style="italic" style:font-size-asian="12pt" style:font-style-asian="italic" style:font-name-complex="Tahoma" style:font-family-complex="Tahoma"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Tahoma" style:font-family-complex="Tahoma"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6-30T08:14:57.781000000</meta:creation-date>
    <meta:editing-cycles>1</meta:editing-cycles>
    <meta:editing-duration>P0D</meta:editing-duration>
    <meta:generator>LibreOffice/7.5.3.2$Windows_X86_64 LibreOffice_project/9f56dff12ba03b9acd7730a5a481eea045e468f3</meta:generator>
    <meta:document-statistic meta:table-count="0" meta:image-count="0" meta:object-count="0" meta:page-count="1" meta:paragraph-count="1" meta:word-count="250" meta:character-count="1924" meta:non-whitespace-character-count="1658"/>
  </office:meta>
</office:document-meta>
</file>